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4299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7346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409in"/>
    </style:style>
    <style:style style:name="co10" style:family="table-column">
      <style:table-column-properties fo:break-before="auto" style:column-width="3.3799in"/>
    </style:style>
    <style:style style:name="co11" style:family="table-column">
      <style:table-column-properties fo:break-before="auto" style:column-width="1.40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52in" fo:break-before="auto" style:use-optimal-row-height="true"/>
    </style:style>
    <style:style style:name="ro4" style:family="table-row">
      <style:table-row-properties style:row-height="0.2429in" fo:break-before="auto" style:use-optimal-row-height="false"/>
    </style:style>
    <style:style style:name="ro5" style:family="table-row">
      <style:table-row-properties style:row-height="0.1453in" fo:break-before="auto" style:use-optimal-row-height="true"/>
    </style:style>
    <style:style style:name="ro6" style:family="table-row">
      <style:table-row-properties style:row-height="0.1453in" fo:break-before="auto" style:use-optimal-row-height="false"/>
    </style:style>
    <style:style style:name="ro7" style:family="table-row">
      <style:table-row-properties style:row-height="0.1161in" fo:break-before="auto" style:use-optimal-row-height="false"/>
    </style:style>
    <style:style style:name="ro8" style:family="table-row">
      <style:table-row-properties style:row-height="0.1598in" fo:break-before="auto" style:use-optimal-row-height="false"/>
    </style:style>
    <style:style style:name="ro9" style:family="table-row">
      <style:table-row-properties style:row-height="0.1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wrap-option="wrap"/>
      <style:text-properties style:text-position="" fo:font-size="6pt" style:font-size-asian="6pt" style:font-size-complex="6pt"/>
    </style:style>
    <style:style style:name="ce25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 fo:margin-left="0in"/>
      <style:text-properties style:text-position="" style:font-name="Arial" fo:font-size="6pt" style:font-size-asian="6pt" style:font-size-complex="6pt"/>
    </style:style>
    <style:style style:name="ce26" style:family="table-cell" style:parent-style-name="Default">
      <style:table-cell-properties fo:wrap-option="wrap"/>
      <style:text-properties style:text-position="" style:font-name="Arial" fo:font-size="6pt" style:font-size-asian="6pt" style:font-size-complex="6pt"/>
    </style:style>
    <style:style style:name="ce27" style:family="table-cell" style:parent-style-name="Default">
      <style:table-cell-properties fo:background-color="#ff3333" fo:wrap-option="wrap"/>
      <style:text-properties style:text-position="" style:font-name="Arial" fo:font-size="6pt" style:font-size-asian="6pt" style:font-size-complex="6pt"/>
    </style:style>
    <style:style style:name="ce28" style:family="table-cell" style:parent-style-name="Default">
      <style:table-cell-properties fo:wrap-option="wrap"/>
      <style:text-properties style:text-position=""/>
    </style:style>
    <style:style style:name="ce2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style:text-position="" style:font-name="Arial" fo:font-size="6pt" style:font-size-asian="6pt" style:font-size-complex="6pt"/>
    </style:style>
    <style:style style:name="ce30" style:family="table-cell" style:parent-style-name="Default">
      <style:table-cell-properties fo:wrap-option="wrap"/>
      <style:paragraph-properties style:writing-mode="rl-tb"/>
      <style:text-properties style:text-position="" fo:font-size="6pt" style:font-size-asian="6pt" style:font-size-complex="6pt"/>
    </style:style>
    <style:style style:name="ce31" style:family="table-cell" style:parent-style-name="Default">
      <style:table-cell-properties fo:background-color="#ffcc00" fo:wrap-option="wrap"/>
      <style:text-properties style:text-position="" style:font-name="Arial"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6pt" style:font-size-asian="6pt" style:font-size-complex="6pt"/>
    </style:style>
    <style:style style:name="ce1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fo:wrap-option="wrap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fo:background-color="#ff6600" fo:wrap-option="wrap"/>
      <style:text-properties fo:font-size="6pt" fo:font-weight="normal" style:font-size-asian="6pt" style:font-weight-asian="normal" style:font-size-complex="6pt" style:font-weight-complex="normal"/>
    </style:style>
    <style:style style:name="ce17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8" style:family="table-cell" style:parent-style-name="Default">
      <style:table-cell-properties fo:wrap-option="wrap"/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/>
    </style:style>
  </office:automatic-styles>
  <office:body>
    <office:spreadsheet>
      <table:table table:name="Business Model" table:style-name="ta1" table:print="false"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1" table:number-columns-repeated="1021" table:default-cell-style-name="Default"/>
        <table:table-row table:style-name="ro4">
          <table:table-cell table:style-name="ce10" office:value-type="string">
            <text:p>Topics</text:p>
          </table:table-cell>
          <table:table-cell table:style-name="ce13" office:value-type="string">
            <text:p>Description</text:p>
          </table:table-cell>
          <table:table-cell table:style-name="ce10" office:value-type="string">
            <text:p>Issue &amp; Concerns</text:p>
          </table:table-cell>
          <table:table-cell table:style-name="ce10" table:number-columns-repeated="1021"/>
        </table:table-row>
        <table:table-row table:style-name="ro2">
          <table:table-cell table:style-name="ce11"/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What ( Product)</text:p>
          </table:table-cell>
          <table:table-cell table:style-name="ce15" office:value-type="string">
            <text:p>Action Code 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Competitive Advantage</text:p>
          </table:table-cell>
          <table:table-cell table:style-name="ce14" office:value-type="string">
            <text:p>Code which map to Action + Data, <text:s/>not just data</text:p>
          </table:table-cell>
          <table:table-cell table:style-name="ce11" office:value-type="string">
            <text:p>How to make it standard</text:p>
          </table:table-cell>
          <table:table-cell table:style-name="ce19" table:number-columns-repeated="1021"/>
        </table:table-row>
        <table:table-row table:style-name="ro3">
          <table:table-cell table:style-name="ce11"/>
          <table:table-cell table:style-name="ce16" office:value-type="string">
            <text:p>Users use mobile mostly for View + Search Data. We would like to change users to use mobiles as transaction tools which mean we need to provide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/>
          <table:table-cell table:style-name="ce14" office:value-type="string">
            <text:p>- User Identification. <text:s text:c="2"/>(who is me)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/>
          <table:table-cell table:style-name="ce14" office:value-type="string">
            <text:p>- Data Security <text:s/><text:span text:style-name="T1">(</text:span>No one hack or change my transaction<text:span text:style-name="T1">)</text:span></text:p>
          </table:table-cell>
          <table:table-cell table:style-name="ce11"/>
          <table:table-cell table:style-name="ce19" table:number-columns-repeated="1021"/>
        </table:table-row>
        <table:table-row table:style-name="ro3">
          <table:table-cell table:style-name="ce11"/>
          <table:table-cell table:style-name="ce14" office:value-type="string">
            <text:p>- My personal information to make transaction easiler and reduce repeat typing ( Ex. Name address, Telephone number)</text:p>
          </table:table-cell>
          <table:table-cell table:style-name="ce11"/>
          <table:table-cell table:style-name="ce19" table:number-columns-repeated="1021"/>
        </table:table-row>
        <table:table-row table:style-name="ro3">
          <table:table-cell table:style-name="ce11"/>
          <table:table-cell table:style-name="ce14" office:value-type="string">
            <text:p>- 2 ways communication get and pass back information between mobile and Application Websites</text:p>
          </table:table-cell>
          <table:table-cell table:style-name="ce11" office:value-type="string">
            <text:p>Internet of Things</text:p>
          </table:table-cell>
          <table:table-cell table:style-name="ce19" table:number-columns-repeated="1021"/>
        </table:table-row>
        <table:table-row table:style-name="ro2" table:number-rows-repeated="2">
          <table:table-cell table:style-name="ce11"/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Barrier to entry</text:p>
          </table:table-cell>
          <table:table-cell table:style-name="ce14" office:value-type="string">
            <text:p>How to replace current barcode system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Technology</text:p>
          </table:table-cell>
          <table:table-cell table:style-name="ce14" office:value-type="string">
            <text:p>Color 2D barcode, Mobile Tech, RFID,SoundID</text:p>
          </table:table-cell>
          <table:table-cell table:style-name="ce11"/>
          <table:table-cell table:style-name="ce19" table:number-columns-repeated="1021"/>
        </table:table-row>
        <table:table-row table:style-name="ro5">
          <table:table-cell table:style-name="ce11"/>
          <table:table-cell table:style-name="ce14" office:value-type="string">
            <text:p>XFA, XFORMS</text:p>
          </table:table-cell>
          <table:table-cell table:style-name="ce11"/>
          <table:table-cell table:style-name="ce19" table:number-columns-repeated="1021"/>
        </table:table-row>
        <table:table-row table:style-name="ro5">
          <table:table-cell table:style-name="ce11"/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Value proposition</text:p>
          </table:table-cell>
          <table:table-cell table:style-name="ce14" office:value-type="string">
            <text:p>Automatic Action, Transaction just scan action code</text:p>
          </table:table-cell>
          <table:table-cell table:style-name="ce11" office:value-type="string">
            <text:p>Response time</text:p>
          </table:table-cell>
          <table:table-cell table:style-name="ce19" table:number-columns-repeated="1021"/>
        </table:table-row>
        <table:table-row table:style-name="ro6">
          <table:table-cell table:style-name="ce11"/>
          <table:table-cell table:style-name="ce14" office:value-type="string">
            <text:p>Replace NFC Tag (NFC Tasker) </text:p>
          </table:table-cell>
          <table:table-cell table:style-name="ce11"/>
          <table:table-cell table:style-name="ce19" table:number-columns-repeated="1021"/>
        </table:table-row>
        <table:table-row table:style-name="ro7">
          <table:table-cell table:style-name="ce11"/>
          <table:table-cell table:style-name="ce14" office:value-type="string">
            <text:p>Can use both on paper and on screen</text:p>
          </table:table-cell>
          <table:table-cell table:style-name="ce11"/>
          <table:table-cell table:style-name="ce19" table:number-columns-repeated="1021"/>
        </table:table-row>
        <table:table-row table:style-name="ro8">
          <table:table-cell table:style-name="ce11"/>
          <table:table-cell table:style-name="ce14" office:value-type="string">
            <text:p>Outdoor &amp; Indoor use, Long distance </text:p>
          </table:table-cell>
          <table:table-cell table:style-name="ce11"/>
          <table:table-cell table:style-name="ce19" table:number-columns-repeated="1021"/>
        </table:table-row>
        <table:table-row table:style-name="ro8">
          <table:table-cell table:style-name="ce11"/>
          <table:table-cell table:style-name="ce14" office:value-type="string">
            <text:p>TV, Web, Other medias</text:p>
          </table:table-cell>
          <table:table-cell table:style-name="ce11"/>
          <table:table-cell table:style-name="ce19" table:number-columns-repeated="1021"/>
        </table:table-row>
        <table:table-row table:style-name="ro9">
          <table:table-cell table:style-name="ce11"/>
          <table:table-cell table:style-name="ce14" office:value-type="string">
            <text:p>Interactive Menu (Menu list selection)</text:p>
          </table:table-cell>
          <table:table-cell table:style-name="ce11"/>
          <table:table-cell table:style-name="ce19" table:number-columns-repeated="1021"/>
        </table:table-row>
        <table:table-row table:style-name="ro9">
          <table:table-cell table:style-name="ce11"/>
          <table:table-cell table:style-name="ce14" office:value-type="string">
            <text:p>Emergency personalized <text:s/>information <text:s/>(www.MyIDSquare.com) <text:s/></text:p>
          </table:table-cell>
          <table:table-cell table:style-name="ce11"/>
          <table:table-cell table:style-name="ce19" table:number-columns-repeated="1021"/>
        </table:table-row>
        <table:table-row table:style-name="ro9">
          <table:table-cell table:style-name="ce11"/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Where (Place)</text:p>
          </table:table-cell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Partnership</text:p>
          </table:table-cell>
          <table:table-cell table:style-name="ce14" office:value-type="string">
            <text:p>App Store, Play store, Touch Code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Channel to sell</text:p>
          </table:table-cell>
          <table:table-cell table:style-name="ce14" office:value-type="string">
            <text:p>App Store, Play store <text:s text:c="2"/>Direct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Promotion plan</text:p>
          </table:table-cell>
          <table:table-cell table:style-name="ce14" office:value-type="string">
            <text:p>Free trial <text:s text:c="2"/>limit number of tasks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/>
          <table:table-cell table:style-name="ce14" office:value-type="string">
            <text:p>Limit number of action (Server Service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table:style-name="ce11"/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Who (Customer)</text:p>
          </table:table-cell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Customer Focus</text:p>
          </table:table-cell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Customer Segment</text:p>
          </table:table-cell>
          <table:table-cell table:style-name="ce14"/>
          <table:table-cell table:style-name="ce11"/>
          <table:table-cell table:style-name="ce19" table:number-columns-repeated="1021"/>
        </table:table-row>
        <table:table-row table:style-name="ro2">
          <table:table-cell table:style-name="ce11" office:value-type="string">
            <text:p>- Expand Market</text:p>
          </table:table-cell>
          <table:table-cell table:style-name="ce14" office:value-type="string">
            <text:p>Fill Form , Order, <text:s/>Transaction</text:p>
          </table:table-cell>
          <table:table-cell table:style-name="ce11"/>
          <table:table-cell table:style-name="ce19" table:number-columns-repeated="1021"/>
        </table:table-row>
        <table:table-row table:style-name="ro2">
          <table:table-cell office:value-type="string">
            <text:p>- Customer Relationship</text:p>
          </table:table-cell>
          <table:table-cell office:value-type="string">
            <text:p>Direct customer contact</text:p>
          </table:table-cell>
          <table:table-cell/>
          <table:table-cell table:style-name="ce20" table:number-columns-repeated="1021"/>
        </table:table-row>
        <table:table-row table:style-name="ro2">
          <table:table-cell table:number-columns-repeated="3"/>
          <table:table-cell table:style-name="ce20" table:number-columns-repeated="1021"/>
        </table:table-row>
        <table:table-row table:style-name="ro2">
          <table:table-cell office:value-type="string">
            <text:p>How </text:p>
          </table:table-cell>
          <table:table-cell table:number-columns-repeated="2"/>
          <table:table-cell table:style-name="ce20" table:number-columns-repeated="1021"/>
        </table:table-row>
        <table:table-row table:style-name="ro2">
          <table:table-cell office:value-type="string">
            <text:p>- Cost Drivers</text:p>
          </table:table-cell>
          <table:table-cell table:number-columns-repeated="2"/>
          <table:table-cell table:style-name="ce20" table:number-columns-repeated="1021"/>
        </table:table-row>
        <table:table-row table:style-name="ro2">
          <table:table-cell office:value-type="string">
            <text:p>- Revenue Stream</text:p>
          </table:table-cell>
          <table:table-cell office:value-type="string">
            <text:p>Client Free <text:s text:c="4"/>Service to enterprise for hosting action code. Rental per months </text:p>
          </table:table-cell>
          <table:table-cell office:value-type="string">
            <text:p>End users may need one time pay scheme </text:p>
          </table:table-cell>
          <table:table-cell table:style-name="ce20" table:number-columns-repeated="1021"/>
        </table:table-row>
        <table:table-row table:style-name="ro2">
          <table:table-cell office:value-type="string">
            <text:p>- Price/ Selling Model</text:p>
          </table:table-cell>
          <table:table-cell office:value-type="string">
            <text:p>Client Free <text:s text:c="2"/></text:p>
          </table:table-cell>
          <table:table-cell office:value-type="string">
            <text:p>How to classify end users or enterprise 's customer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Rental Fee per months / <text:s/>no. of action code </text:p>
          </table:table-cell>
          <table:table-cell/>
          <table:table-cell table:style-name="ce20" table:number-columns-repeated="1021"/>
        </table:table-row>
        <table:table-row table:style-name="ro2">
          <table:table-cell/>
          <table:table-cell office:value-type="string">
            <text:p>Process statistic data </text:p>
          </table:table-cell>
          <table:table-cell/>
          <table:table-cell table:style-name="ce20" table:number-columns-repeated="1021"/>
        </table:table-row>
        <table:table-row table:style-name="ro2">
          <table:table-cell/>
          <table:table-cell office:value-type="string">
            <text:p>No of action code and concurrent users </text:p>
          </table:table-cell>
          <table:table-cell/>
          <table:table-cell table:style-name="ce20" table:number-columns-repeated="1021"/>
        </table:table-row>
        <table:table-row table:style-name="ro2">
          <table:table-cell/>
          <table:table-cell office:value-type="string">
            <text:p>- <text:s/>One users at a time <text:s/>→ End users</text:p>
          </table:table-cell>
          <table:table-cell/>
          <table:table-cell table:style-name="ce20" table:number-columns-repeated="1021"/>
        </table:table-row>
        <table:table-row table:style-name="ro2">
          <table:table-cell/>
          <table:table-cell table:style-name="ce18" office:value-type="string">
            <text:p>- <text:s/>Concurrent users <text:span text:style-name="T2">→</text:span> Enterprise </text:p>
          </table:table-cell>
          <table:table-cell/>
          <table:table-cell table:style-name="ce20" table:number-columns-repeated="1021"/>
        </table:table-row>
        <table:table-row table:style-name="ro2" table:number-rows-repeated="7">
          <table:table-cell table:number-columns-repeated="3"/>
          <table:table-cell table:style-name="ce20"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 Solutions" table:style-name="ta1">
        <table:table-column table:style-name="co4" table:default-cell-style-name="ce26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number-columns-repeated="1020" table:default-cell-style-name="Default"/>
        <table:table-row table:style-name="ro2">
          <table:table-cell table:style-name="ce25" office:value-type="string" calcext:value-type="string">
            <text:p>Alternative Solutions</text:p>
          </table:table-cell>
          <table:table-cell table:style-name="ce25" office:value-type="string" calcext:value-type="string">
            <text:p>Pros</text:p>
          </table:table-cell>
          <table:table-cell table:style-name="ce25" office:value-type="string" calcext:value-type="string">
            <text:p>Cons</text:p>
          </table:table-cell>
          <table:table-cell table:style-name="ce29" office:value-type="string" calcext:value-type="string">
            <text:p>Notes</text:p>
          </table:table-cell>
          <table:table-cell table:style-name="ce32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R Code</text:p>
          </table:table-cell>
          <table:table-cell office:value-type="string" calcext:value-type="string">
            <text:p>Widely reader program</text:p>
          </table:table-cell>
          <table:table-cell office:value-type="string" calcext:value-type="string">
            <text:p>Ug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 more space 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office:value-type="string" calcext:value-type="string">
            <text:p>Proprietary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office:value-type="string" calcext:value-type="string">
            <text:p>TouchCode ( Capacitive Ink 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nap Tag</text:p>
          </table:table-cell>
          <table:table-cell office:value-type="string" calcext:value-type="string">
            <text:p>More meaningful </text:p>
          </table:table-cell>
          <table:table-cell office:value-type="string" calcext:value-type="string">
            <text:p>Proprietary</text:p>
          </table:table-cell>
          <table:table-cell table:style-name="ce30" office:value-type="string" calcext:value-type="string">
            <text:p>Can we use Google image search for thi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0" office:value-type="string" calcext:value-type="string">
            <text:p>Google Gogg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ckable Paper (Ricoh <text:s/>like A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ment Reality</text:p>
          </table:table-cell>
          <table:table-cell office:value-type="string" calcext:value-type="string">
            <text:p>Seamless with the image</text:p>
          </table:table-cell>
          <table:table-cell office:value-type="string" calcext:value-type="string">
            <text:p>How to handle thousand of different images with good response time ??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 with old print without change (Just add more picture reference)</text:p>
          </table:table-cell>
          <table:table-cell office:value-type="string" calcext:value-type="string">
            <text:p>Slow response ( Need to query from internet ?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users know which part to scan and which picture have link associate with 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lippar (AR)</text:p>
          </table:table-cell>
          <table:table-cell office:value-type="string" calcext:value-type="string">
            <text:p>Link to more actions <text:s/>(Ex. Games, Poll)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DigiMarc (Embeded Special Small Print on Packages )</text:p>
          </table:table-cell>
          <table:table-cell office:value-type="string" calcext:value-type="string">
            <text:p>Sound ID</text:p>
          </table:table-cell>
          <table:table-cell/>
          <table:table-cell table:style-name="ce31" office:value-type="string" calcext:value-type="string">
            <text:p>Just print mark on sticker and Place on media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T10:22:21.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3.6$Windows_x86 LibreOffice_project/2ef5aff-a6fb0ff-166bdff-cf087ad-0f1389</meta:generator>
    <dc:date>2014-09-20T10:23:29.21</dc:date>
    <meta:editing-duration>PT11H6M</meta:editing-duration>
    <meta:editing-cycles>29</meta:editing-cycles>
    <meta:document-statistic meta:table-count="2" meta:cell-count="84" meta:object-count="0"/>
  </office:meta>
</office:document-meta>
</file>